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Find:</text:p>
          </table:table-cell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style-name="ce1"/>
          <table:table-cell office:value-type="string" calcext:value-type="string">
            <text:p>nano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7" office:value-type="float" office:value="0.000012" calcext:value-type="float">
            <text:p>0.000012</text:p>
          </table:table-cell>
          <table:table-cell table:number-columns-repeated="3"/>
          <table:table-cell office:value-type="string" calcext:value-type="string">
            <text:p>micro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7" office:value-type="float" office:value="0.000018" calcext:value-type="float">
            <text:p>0.000018</text:p>
          </table:table-cell>
          <table:table-cell table:number-columns-repeated="3"/>
          <table:table-cell office:value-type="string" calcext:value-type="string">
            <text:p>mili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7" office:value-type="float" office:value="0.00002" calcext:value-type="float">
            <text:p>0.000020</text:p>
          </table:table-cell>
          <table:table-cell table:number-columns-repeated="3"/>
          <table:table-cell office:value-type="string" calcext:value-type="string">
            <text:p>centi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7" office:value-type="float" office:value="0.000019" calcext:value-type="float">
            <text:p>0.000019</text:p>
          </table:table-cell>
          <table:table-cell table:number-columns-repeated="5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7" office:value-type="float" office:value="0.000021" calcext:value-type="float">
            <text:p>0.000021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"/>
          <table:table-cell table:number-columns-repeated="2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Pull:</text:p>
          </table:table-cell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7" office:value-type="float" office:value="0.000016" calcext:value-type="float">
            <text:p>0.00001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7" office:value-type="float" office:value="0.00004" calcext:value-type="float">
            <text:p>0.000040</text:p>
          </table:table-cell>
          <table:table-cell table:number-columns-repeated="5"/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style-name="ce7" office:value-type="float" office:value="0.000032" calcext:value-type="float">
            <text:p>0.000032</text:p>
          </table:table-cell>
          <table:table-cell table:number-columns-repeated="5"/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style-name="ce7" office:value-type="float" office:value="0.00003" calcext:value-type="float">
            <text:p>0.000030</text:p>
          </table:table-cell>
          <table:table-cell table:number-columns-repeated="5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table:style-name="ce7" office:value-type="float" office:value="0.000032" calcext:value-type="float">
            <text:p>0.000032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<text:s/></text:p>
          </table:table-cell>
          <table:table-cell/>
          <table:table-cell table:style-name="ce3"/>
          <table:table-cell table:number-columns-repeated="3"/>
        </table:table-row>
        <table:table-row table:style-name="ro2" table:number-rows-repeated="7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Insert:</text:p>
          </table:table-cell>
          <table:table-cell/>
          <table:table-cell table:style-name="ce2" table:number-columns-spanned="3" table:number-rows-spanned="1"/>
          <table:covered-table-cell/>
          <table:covered-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qsize</text:p>
          </table:table-cell>
          <table:table-cell office:value-type="string" calcext:value-type="string">
            <text:p><text:s/>low</text:p>
          </table:table-cell>
          <table:table-cell office:value-type="string" calcext:value-type="string">
            <text:p><text:s/>med</text:p>
          </table:table-cell>
          <table:table-cell office:value-type="string" calcext:value-type="string">
            <text:p><text:s/>high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26" calcext:value-type="float">
            <text:p>1126</text:p>
          </table:table-cell>
          <table:table-cell office:value-type="float" office:value="1425" calcext:value-type="float">
            <text:p>1425</text:p>
          </table:table-cell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93" calcext:value-type="float">
            <text:p>793</text:p>
          </table:table-cell>
          <table:table-cell office:value-type="float" office:value="816" calcext:value-type="float">
            <text:p>816</text:p>
          </table:table-cell>
          <table:table-cell office:value-type="float" office:value="879" calcext:value-type="float">
            <text:p>879</text:p>
          </table:table-cell>
          <table:table-cell table:number-columns-repeated="3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652" calcext:value-type="float">
            <text:p>652</text:p>
          </table:table-cell>
          <table:table-cell office:value-type="float" office:value="765" calcext:value-type="float">
            <text:p>765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177" calcext:value-type="float">
            <text:p>1177</text:p>
          </table:table-cell>
          <table:table-cell office:value-type="float" office:value="1640" calcext:value-type="float">
            <text:p>1640</text:p>
          </table:table-cell>
          <table:table-cell office:value-type="float" office:value="933" calcext:value-type="float">
            <text:p>933</text:p>
          </table:table-cell>
          <table:table-cell table:number-columns-repeated="3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641" calcext:value-type="float">
            <text:p>641</text:p>
          </table:table-cell>
          <table:table-cell office:value-type="float" office:value="708" calcext:value-type="float">
            <text:p>708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3"/>
          <table:table-cell table:number-columns-repeated="2"/>
        </table:table-row>
      </table:table>
      <table:table table:name="PQ BL" table:style-name="ta1">
        <table:shapes>
          <draw:frame draw:z-index="0" draw:style-name="gr1" draw:text-style-name="P1" svg:width="4.8752in" svg:height="2.4783in" svg:x="3.9807in" svg:y="0.5941in">
            <draw:object draw:notify-on-update-of-ranges="'PQ BL'.A6:'PQ BL'.A10 'PQ BL'.A6:'PQ BL'.A10 'PQ BL'.B5:'PQ BL'.B5 'PQ BL'.B6:'PQ BL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8807in" svg:height="2.4752in" svg:x="3.9772in" svg:y="3.4512in">
            <draw:object draw:notify-on-update-of-ranges="'PQ BL'.A22:'PQ BL'.A26 'PQ BL'.A22:'PQ BL'.A26 'PQ BL'.B21:'PQ BL'.B21 'PQ BL'.B22:'PQ BL'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0465in" svg:height="2.4783in" svg:x="3.9878in" svg:y="6.2823in">
            <draw:object draw:notify-on-update-of-ranges="'PQ BL'.A38:'PQ BL'.A42 'PQ BL'.A38:'PQ BL'.A42 'PQ BL'.B37:'PQ BL'.B37 'PQ BL'.B38:'PQ BL'.B42 'PQ BL'.A38:'PQ BL'.A42 'PQ BL'.C37:'PQ BL'.C37 'PQ BL'.C38:'PQ BL'.C42 'PQ BL'.A38:'PQ BL'.A42 'PQ BL'.D37:'PQ BL'.D37 'PQ BL'.D38:'PQ BL'.D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1" table:number-columns-repeated="1020" table:default-cell-style-name="Default"/>
        <table:table-row table:style-name="ro3">
          <table:table-cell table:style-name="ce4" office:value-type="string" calcext:value-type="string">
            <text:p>Priority Queue: Bucket &amp; List</text:p>
          </table:table-cell>
          <table:table-cell table:number-columns-repeated="1023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ind: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og(size)</text:p>
          </table:table-cell>
          <table:table-cell office:value-type="string" calcext:value-type="string">
            <text:p>time(nano sec)</text:p>
          </table:table-cell>
          <table:table-cell table:number-columns-repeated="2"/>
          <table:table-cell table:style-name="ce1" table:number-columns-repeated="1020"/>
        </table:table-row>
        <table:table-row table:style-name="ro2">
          <table:table-cell table:style-name="ce1" table:formula="of:=LOG([$Data.A3])" office:value-type="float" office:value="2" calcext:value-type="float">
            <text:p>2</text:p>
          </table:table-cell>
          <table:table-cell table:formula="of:=[$Data.B3]*[$Data.$G$2]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LOG([$Data.A4])" office:value-type="float" office:value="3" calcext:value-type="float">
            <text:p>3</text:p>
          </table:table-cell>
          <table:table-cell table:formula="of:=[$Data.B4]*[$Data.$G$2]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LOG([$Data.A5])" office:value-type="float" office:value="4" calcext:value-type="float">
            <text:p>4</text:p>
          </table:table-cell>
          <table:table-cell table:formula="of:=[$Data.B5]*[$Data.$G$2]"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table:style-name="ce1" table:formula="of:=LOG([$Data.A6])" office:value-type="float" office:value="5" calcext:value-type="float">
            <text:p>5</text:p>
          </table:table-cell>
          <table:table-cell table:formula="of:=[$Data.B6]*[$Data.$G$2]"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table:style-name="ce1" table:formula="of:=LOG([$Data.A7])" office:value-type="float" office:value="6" calcext:value-type="float">
            <text:p>6</text:p>
          </table:table-cell>
          <table:table-cell table:formula="of:=[$Data.B7]*[$Data.$G$2]" office:value-type="float" office:value="21" calcext:value-type="float">
            <text:p>2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ean: </text:p>
          </table:table-cell>
          <table:table-cell table:style-name="ce3" table:formula="of:=AVERAGE([.B6:.B11])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"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5" office:value-type="string" calcext:value-type="string">
            <text:p>Pull: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log(size)</text:p>
          </table:table-cell>
          <table:table-cell office:value-type="string" calcext:value-type="string">
            <text:p>time(nano <text:span text:style-name="T1">sec)</text:span></text:p>
          </table:table-cell>
          <table:table-cell table:number-columns-repeated="1022"/>
        </table:table-row>
        <table:table-row table:style-name="ro2">
          <table:table-cell table:style-name="ce1" table:formula="of:=LOG([$Data.A19])" office:value-type="float" office:value="2" calcext:value-type="float">
            <text:p>2</text:p>
          </table:table-cell>
          <table:table-cell table:formula="of:=[$Data.B19]*[$Data.$G$2]" office:value-type="float" office:value="16" calcext:value-type="float">
            <text:p>16</text:p>
          </table:table-cell>
          <table:table-cell table:number-columns-repeated="2"/>
          <table:table-cell table:style-name="ce1" table:number-columns-repeated="1020"/>
        </table:table-row>
        <table:table-row table:style-name="ro2">
          <table:table-cell table:style-name="ce1" table:formula="of:=LOG([$Data.A20])" office:value-type="float" office:value="3" calcext:value-type="float">
            <text:p>3</text:p>
          </table:table-cell>
          <table:table-cell table:formula="of:=[$Data.B20]*[$Data.$G$2]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1" table:formula="of:=LOG([$Data.A21])" office:value-type="float" office:value="4" calcext:value-type="float">
            <text:p>4</text:p>
          </table:table-cell>
          <table:table-cell table:formula="of:=[$Data.B21]*[$Data.$G$2]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1" table:formula="of:=LOG([$Data.A22])" office:value-type="float" office:value="5" calcext:value-type="float">
            <text:p>5</text:p>
          </table:table-cell>
          <table:table-cell table:formula="of:=[$Data.B22]*[$Data.$G$2]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1" table:formula="of:=LOG([$Data.A23])" office:value-type="float" office:value="6" calcext:value-type="float">
            <text:p>6</text:p>
          </table:table-cell>
          <table:table-cell table:formula="of:=[$Data.B23]*[$Data.$G$2]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s/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Mean: </text:p>
          </table:table-cell>
          <table:table-cell table:style-name="ce3" table:formula="of:=AVERAGE([.B22:.B27])" office:value-type="float" office:value="30" calcext:value-type="float">
            <text:p>30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5" office:value-type="string" calcext:value-type="string">
            <text:p>Insert:</text:p>
          </table:table-cell>
          <table:table-cell table:style-name="ce2" office:value-type="string" calcext:value-type="string" table:number-columns-spanned="3" table:number-rows-spanned="1">
            <text:p>time(nano sec)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1" office:value-type="string" calcext:value-type="string">
            <text:p>log(size</text:p>
          </table:table-cell>
          <table:table-cell office:value-type="string" calcext:value-type="string">
            <text:p><text:s/>low</text:p>
          </table:table-cell>
          <table:table-cell table:style-name="ce1" office:value-type="string" calcext:value-type="string">
            <text:p><text:s/>med</text:p>
          </table:table-cell>
          <table:table-cell table:style-name="ce1" office:value-type="string" calcext:value-type="string">
            <text:p><text:s/>high</text:p>
          </table:table-cell>
          <table:table-cell table:number-columns-repeated="1020"/>
        </table:table-row>
        <table:table-row table:style-name="ro2">
          <table:table-cell table:style-name="ce1" table:formula="of:=LOG([$Data.A35])" office:value-type="float" office:value="2" calcext:value-type="float">
            <text:p>2</text:p>
          </table:table-cell>
          <table:table-cell table:formula="of:=[$Data.B35]" office:value-type="float" office:value="1126" calcext:value-type="float">
            <text:p>1126</text:p>
          </table:table-cell>
          <table:table-cell table:style-name="ce1" table:formula="of:=[$Data.C35]" office:value-type="float" office:value="1425" calcext:value-type="float">
            <text:p>1425</text:p>
          </table:table-cell>
          <table:table-cell table:style-name="ce1" table:formula="of:=[$Data.D35]" office:value-type="float" office:value="1286" calcext:value-type="float">
            <text:p>1286</text:p>
          </table:table-cell>
          <table:table-cell table:number-columns-repeated="1020"/>
        </table:table-row>
        <table:table-row table:style-name="ro2">
          <table:table-cell table:style-name="ce1" table:formula="of:=LOG([$Data.A36])" office:value-type="float" office:value="3" calcext:value-type="float">
            <text:p>3</text:p>
          </table:table-cell>
          <table:table-cell table:formula="of:=[$Data.B36]" office:value-type="float" office:value="793" calcext:value-type="float">
            <text:p>793</text:p>
          </table:table-cell>
          <table:table-cell table:style-name="ce1" table:formula="of:=[$Data.C36]" office:value-type="float" office:value="816" calcext:value-type="float">
            <text:p>816</text:p>
          </table:table-cell>
          <table:table-cell table:style-name="ce1" table:formula="of:=[$Data.D36]" office:value-type="float" office:value="879" calcext:value-type="float">
            <text:p>879</text:p>
          </table:table-cell>
          <table:table-cell table:number-columns-repeated="1020"/>
        </table:table-row>
        <table:table-row table:style-name="ro2">
          <table:table-cell table:style-name="ce1" table:formula="of:=LOG([$Data.A37])" office:value-type="float" office:value="4" calcext:value-type="float">
            <text:p>4</text:p>
          </table:table-cell>
          <table:table-cell table:formula="of:=[$Data.B37]" office:value-type="float" office:value="652" calcext:value-type="float">
            <text:p>652</text:p>
          </table:table-cell>
          <table:table-cell table:style-name="ce1" table:formula="of:=[$Data.C37]" office:value-type="float" office:value="765" calcext:value-type="float">
            <text:p>765</text:p>
          </table:table-cell>
          <table:table-cell table:style-name="ce1" table:formula="of:=[$Data.D37]" office:value-type="float" office:value="787" calcext:value-type="float">
            <text:p>787</text:p>
          </table:table-cell>
          <table:table-cell table:number-columns-repeated="1020"/>
        </table:table-row>
        <table:table-row table:style-name="ro2">
          <table:table-cell table:style-name="ce1" table:formula="of:=LOG([$Data.A38])" office:value-type="float" office:value="5" calcext:value-type="float">
            <text:p>5</text:p>
          </table:table-cell>
          <table:table-cell table:formula="of:=[$Data.B38]" office:value-type="float" office:value="1177" calcext:value-type="float">
            <text:p>1177</text:p>
          </table:table-cell>
          <table:table-cell table:style-name="ce1" table:formula="of:=[$Data.C38]" office:value-type="float" office:value="1640" calcext:value-type="float">
            <text:p>1640</text:p>
          </table:table-cell>
          <table:table-cell table:style-name="ce1" table:formula="of:=[$Data.D38]" office:value-type="float" office:value="933" calcext:value-type="float">
            <text:p>933</text:p>
          </table:table-cell>
          <table:table-cell table:number-columns-repeated="1020"/>
        </table:table-row>
        <table:table-row table:style-name="ro2">
          <table:table-cell table:style-name="ce1" table:formula="of:=LOG([$Data.A39])" office:value-type="float" office:value="6" calcext:value-type="float">
            <text:p>6</text:p>
          </table:table-cell>
          <table:table-cell table:formula="of:=[$Data.B39]" office:value-type="float" office:value="641" calcext:value-type="float">
            <text:p>641</text:p>
          </table:table-cell>
          <table:table-cell table:style-name="ce1" table:formula="of:=[$Data.C39]" office:value-type="float" office:value="708" calcext:value-type="float">
            <text:p>708</text:p>
          </table:table-cell>
          <table:table-cell table:style-name="ce1" table:formula="of:=[$Data.D39]" office:value-type="float" office:value="1410" calcext:value-type="float">
            <text:p>1410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Default"/>
          <table:table-cell table:number-columns-repeated="1022"/>
        </table:table-row>
        <table:table-row table:style-name="ro2">
          <table:table-cell table:style-name="ce1" office:value-type="string" calcext:value-type="string">
            <text:p>Mean: </text:p>
          </table:table-cell>
          <table:table-cell table:style-name="ce3" table:formula="of:=AVERAGE([.B38:.B43])" office:value-type="float" office:value="877.8" calcext:value-type="float">
            <text:p>878</text:p>
          </table:table-cell>
          <table:table-cell table:style-name="ce3" table:formula="of:=AVERAGE([.C38:.C43])" office:value-type="float" office:value="1070.8" calcext:value-type="float">
            <text:p>1071</text:p>
          </table:table-cell>
          <table:table-cell table:style-name="ce3" table:formula="of:=AVERAGE([.D38:.D43])" office:value-type="float" office:value="1059" calcext:value-type="float">
            <text:p>1059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4T08:38:56.020770761</dc:date>
    <meta:editing-duration>PT2H24M16S</meta:editing-duration>
    <meta:editing-cycles>10</meta:editing-cycles>
    <meta:generator>LibreOffice/7.3.7.2$Linux_X86_64 LibreOffice_project/30$Build-2</meta:generator>
    <meta:document-statistic meta:table-count="2" meta:cell-count="13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84cm" svg:height="6.296cm" xlink:href=".." xlink:type="simple" chart:class="chart:scatter" chart:column-mapping="0" chart:style-name="ch1">
        <chart:title svg:x="4.296cm" svg:y="0.261cm" chart:style-name="ch2">
          <text:p>Bucket &amp; List Find</text:p>
        </chart:title>
        <chart:subtitle svg:x="4.455cm" svg:y="1.165cm" chart:style-name="ch3">
          <text:p>highest priority item</text:p>
        </chart:subtitle>
        <chart:plot-area chart:style-name="ch4" table:cell-range-address="'PQ BL'.A5:'PQ BL'.B10" chart:data-source-has-labels="both" svg:x="1.258cm" svg:y="1.973cm" svg:width="10.879cm" svg:height="3.217cm">
          <chart:coordinate-region svg:x="1.879cm" svg:y="2.172cm" svg:width="10.018cm" svg:height="2.371cm"/>
          <chart:axis chart:dimension="x" chart:name="primary-x" chart:style-name="ch5" chartooo:axis-type="auto">
            <chart:title svg:x="5.33cm" svg:y="5.315cm" chart:style-name="ch6">
              <text:p>Log( Queue Size )</text:p>
            </chart:title>
            <chart:categories table:cell-range-address="'PQ BL'.A6:'PQ BL'.A10"/>
          </chart:axis>
          <chart:axis chart:dimension="y" chart:name="primary-y" chart:style-name="ch7">
            <chart:title svg:x="0.451cm" svg:y="4.763cm" chart:style-name="ch8">
              <text:p>Time (nanosec)</text:p>
            </chart:title>
            <chart:grid chart:style-name="ch9" chart:class="major"/>
          </chart:axis>
          <chart:series chart:style-name="ch10" chart:values-cell-range-address="'PQ BL'.B6:'PQ BL'.B10" chart:label-cell-address="'PQ BL'.B5:'PQ BL'.B5" chart:class="chart:scatter">
            <chart:domain table:cell-range-address="'PQ BL'.A6:'PQ BL'.A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(nano sec)</text:p>
                <draw:g>
                  <svg:desc>'PQ BL'.B5:'PQ BL'.B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Q BL'.A6:'PQ BL'.A10</svg:desc>
                </draw:g>
              </table:table-cell>
              <table:table-cell office:value-type="float" office:value="2">
                <text:p>2</text:p>
                <draw:g>
                  <svg:desc>'PQ BL'.A6:'PQ BL'.A10</svg:desc>
                </draw:g>
              </table:table-cell>
              <table:table-cell office:value-type="float" office:value="12">
                <text:p>12</text:p>
                <draw:g>
                  <svg:desc>'PQ BL'.B6:'PQ BL'.B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398cm" svg:height="6.288cm" xlink:href=".." xlink:type="simple" chart:class="chart:scatter" chart:column-mapping="0" chart:style-name="ch1">
        <chart:title svg:x="4.356cm" svg:y="0.261cm" chart:style-name="ch2">
          <text:p>Bucket &amp; List Pull</text:p>
        </chart:title>
        <chart:subtitle svg:x="4.462cm" svg:y="1.165cm" chart:style-name="ch3">
          <text:p>highest priority item</text:p>
        </chart:subtitle>
        <chart:plot-area chart:style-name="ch4" table:cell-range-address="'PQ BL'.A22:'PQ BL'.B26 'PQ BL'.B21:'PQ BL'.B21" chart:data-source-has-labels="both" svg:x="1.258cm" svg:y="1.973cm" svg:width="10.893cm" svg:height="3.209cm">
          <chart:coordinate-region svg:x="1.879cm" svg:y="2.173cm" svg:width="10.032cm" svg:height="2.362cm"/>
          <chart:axis chart:dimension="x" chart:name="primary-x" chart:style-name="ch5" chartooo:axis-type="auto">
            <chart:title svg:x="5.443cm" svg:y="5.307cm" chart:style-name="ch6">
              <text:p>Log(Queue size)</text:p>
            </chart:title>
            <chart:categories table:cell-range-address="'PQ BL'.A22:'PQ BL'.A26"/>
          </chart:axis>
          <chart:axis chart:dimension="y" chart:name="primary-y" chart:style-name="ch5">
            <chart:title svg:x="0.451cm" svg:y="4.706cm" chart:style-name="ch7">
              <text:p>time (nanosec)</text:p>
            </chart:title>
            <chart:grid chart:style-name="ch8" chart:class="major"/>
          </chart:axis>
          <chart:series chart:style-name="ch9" chart:values-cell-range-address="'PQ BL'.B22:'PQ BL'.B26" chart:label-cell-address="'PQ BL'.B21:'PQ BL'.B21" chart:class="chart:scatter">
            <chart:domain table:cell-range-address="'PQ BL'.A22:'PQ BL'.A2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(nano sec)</text:p>
                <draw:g>
                  <svg:desc>'PQ BL'.B21:'PQ BL'.B2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Q BL'.A22:'PQ BL'.A26</svg:desc>
                </draw:g>
              </table:table-cell>
              <table:table-cell office:value-type="float" office:value="2">
                <text:p>2</text:p>
                <draw:g>
                  <svg:desc>'PQ BL'.A22:'PQ BL'.A26</svg:desc>
                </draw:g>
              </table:table-cell>
              <table:table-cell office:value-type="float" office:value="16">
                <text:p>16</text:p>
                <draw:g>
                  <svg:desc>'PQ BL'.B22:'PQ BL'.B26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359cm" svg:height="6.296cm" xlink:href=".." xlink:type="simple" chart:class="chart:scatter" chart:column-mapping="0 1 2" chart:style-name="ch1">
        <chart:title svg:x="5.638cm" svg:y="0.261cm" chart:style-name="ch2">
          <text:p>Bucket &amp; List Insert</text:p>
        </chart:title>
        <chart:subtitle svg:x="5.426cm" svg:y="1.165cm" chart:style-name="ch3">
          <text:p>low, medium &amp; high items</text:p>
        </chart:subtitle>
        <chart:legend chart:legend-position="end" svg:x="13.248cm" svg:y="2.351cm" style:legend-expansion="high" chart:style-name="ch4"/>
        <chart:plot-area chart:style-name="ch5" table:cell-range-address="'PQ BL'.A37:'PQ BL'.D42" chart:data-source-has-labels="both" svg:x="1.318cm" svg:y="1.973cm" svg:width="11.623cm" svg:height="3.217cm">
          <chart:coordinate-region svg:x="2.31cm" svg:y="2.172cm" svg:width="10.391cm" svg:height="2.371cm"/>
          <chart:axis chart:dimension="x" chart:name="primary-x" chart:style-name="ch6" chartooo:axis-type="auto">
            <chart:title svg:x="5.762cm" svg:y="5.315cm" chart:style-name="ch7">
              <text:p>Log( Queue Size )</text:p>
            </chart:title>
            <chart:categories table:cell-range-address="'PQ BL'.A38:'PQ BL'.A42"/>
          </chart:axis>
          <chart:axis chart:dimension="y" chart:name="primary-y" chart:style-name="ch8">
            <chart:title svg:x="0.451cm" svg:y="4.763cm" chart:style-name="ch9">
              <text:p>Time (nanosec)</text:p>
            </chart:title>
            <chart:grid chart:style-name="ch10" chart:class="major"/>
          </chart:axis>
          <chart:series chart:style-name="ch11" chart:values-cell-range-address="'PQ BL'.B38:'PQ BL'.B42" chart:label-cell-address="'PQ BL'.B37:'PQ BL'.B37" chart:class="chart:scatter">
            <chart:domain table:cell-range-address="'PQ BL'.A38:'PQ BL'.A42"/>
            <chart:data-point chart:repeated="5"/>
          </chart:series>
          <chart:series chart:style-name="ch12" chart:values-cell-range-address="'PQ BL'.C38:'PQ BL'.C42" chart:label-cell-address="'PQ BL'.C37:'PQ BL'.C37" chart:class="chart:scatter">
            <chart:data-point chart:repeated="5"/>
          </chart:series>
          <chart:series chart:style-name="ch13" chart:values-cell-range-address="'PQ BL'.D38:'PQ BL'.D42" chart:label-cell-address="'PQ BL'.D37:'PQ BL'.D37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low</text:p>
                <draw:g>
                  <svg:desc>'PQ BL'.B37:'PQ BL'.B37</svg:desc>
                </draw:g>
              </table:table-cell>
              <table:table-cell office:value-type="string">
                <text:p> med</text:p>
                <draw:g>
                  <svg:desc>'PQ BL'.C37:'PQ BL'.C37</svg:desc>
                </draw:g>
              </table:table-cell>
              <table:table-cell office:value-type="string">
                <text:p> high</text:p>
                <draw:g>
                  <svg:desc>'PQ BL'.D37:'PQ BL'.D3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Q BL'.A38:'PQ BL'.A42</svg:desc>
                </draw:g>
              </table:table-cell>
              <table:table-cell office:value-type="float" office:value="2">
                <text:p>2</text:p>
                <draw:g>
                  <svg:desc>'PQ BL'.A38:'PQ BL'.A42</svg:desc>
                </draw:g>
              </table:table-cell>
              <table:table-cell office:value-type="float" office:value="1126">
                <text:p>1126</text:p>
                <draw:g>
                  <svg:desc>'PQ BL'.B38:'PQ BL'.B42</svg:desc>
                </draw:g>
              </table:table-cell>
              <table:table-cell office:value-type="float" office:value="1425">
                <text:p>1425</text:p>
                <draw:g>
                  <svg:desc>'PQ BL'.C38:'PQ BL'.C42</svg:desc>
                </draw:g>
              </table:table-cell>
              <table:table-cell office:value-type="float" office:value="1286">
                <text:p>1286</text:p>
                <draw:g>
                  <svg:desc>'PQ BL'.D38:'PQ BL'.D4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3">
                <text:p>793</text:p>
              </table:table-cell>
              <table:table-cell office:value-type="float" office:value="816">
                <text:p>81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52">
                <text:p>652</text:p>
              </table:table-cell>
              <table:table-cell office:value-type="float" office:value="765">
                <text:p>76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77">
                <text:p>1177</text:p>
              </table:table-cell>
              <table:table-cell office:value-type="float" office:value="1640">
                <text:p>164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1">
                <text:p>641</text:p>
              </table:table-cell>
              <table:table-cell office:value-type="float" office:value="708">
                <text:p>708</text:p>
              </table:table-cell>
              <table:table-cell office:value-type="float" office:value="1410">
                <text:p>14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